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g_train_loss</text:p>
          </table:table-cell>
          <table:table-cell office:value-type="string">
            <text:p>d_train_loss</text:p>
          </table:table-cell>
          <table:table-cell office:value-type="string">
            <text:p>g_val_loss</text:p>
          </table:table-cell>
          <table:table-cell office:value-type="string">
            <text:p>d_val_loss</text:p>
          </table:table-cell>
          <table:table-cell>
            <draw:frame table:end-cell-address="Tabelle1.R40" table:end-x="2.153cm" table:end-y="0.319cm" draw:z-index="0" draw:style-name="gr1" draw:text-style-name="P1" svg:width="31.407cm" svg:height="17.826cm" svg:x="0.102cm" svg:y="0.106cm">
              <draw:object draw:notify-on-update-of-ranges="Tabelle1.A1:Tabelle1.A1 Tabelle1.A2:Tabelle1.A51 Tabelle1.B1:Tabelle1.B1 Tabelle1.B2:Tabelle1.B51 Tabelle1.C1:Tabelle1.C1 Tabelle1.C2:Tabelle1.C51 Tabelle1.D1:Tabelle1.D1 Tabelle1.D2:Tabelle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28096426">
            <text:p>1,28096426</text:p>
          </table:table-cell>
          <table:table-cell office:value-type="float" office:value="1.47451878">
            <text:p>1,47451878</text:p>
          </table:table-cell>
          <table:table-cell office:value-type="float" office:value="1.12580001">
            <text:p>1,12580001</text:p>
          </table:table-cell>
          <table:table-cell office:value-type="float" office:value="1.38940227">
            <text:p>1,38940227</text:p>
          </table:table-cell>
          <table:table-cell/>
        </table:table-row>
        <table:table-row table:style-name="ro1">
          <table:table-cell office:value-type="float" office:value="1.05226433">
            <text:p>1,05226433</text:p>
          </table:table-cell>
          <table:table-cell office:value-type="float" office:value="1.3675741">
            <text:p>1,3675741</text:p>
          </table:table-cell>
          <table:table-cell office:value-type="float" office:value="1.13127196">
            <text:p>1,13127196</text:p>
          </table:table-cell>
          <table:table-cell office:value-type="float" office:value="1.43428707">
            <text:p>1,43428707</text:p>
          </table:table-cell>
          <table:table-cell/>
        </table:table-row>
        <table:table-row table:style-name="ro1">
          <table:table-cell office:value-type="float" office:value="3.07412004">
            <text:p>3,07412004</text:p>
          </table:table-cell>
          <table:table-cell office:value-type="float" office:value="0.69588536">
            <text:p>0,69588536</text:p>
          </table:table-cell>
          <table:table-cell office:value-type="float" office:value="1.15539336">
            <text:p>1,15539336</text:p>
          </table:table-cell>
          <table:table-cell office:value-type="float" office:value="2.55942392">
            <text:p>2,55942392</text:p>
          </table:table-cell>
          <table:table-cell/>
        </table:table-row>
        <table:table-row table:style-name="ro1">
          <table:table-cell office:value-type="float" office:value="3.72950149">
            <text:p>3,72950149</text:p>
          </table:table-cell>
          <table:table-cell office:value-type="float" office:value="0.61028826">
            <text:p>0,61028826</text:p>
          </table:table-cell>
          <table:table-cell office:value-type="float" office:value="1.4549998">
            <text:p>1,4549998</text:p>
          </table:table-cell>
          <table:table-cell office:value-type="float" office:value="1.51810825">
            <text:p>1,51810825</text:p>
          </table:table-cell>
          <table:table-cell/>
        </table:table-row>
        <table:table-row table:style-name="ro1">
          <table:table-cell office:value-type="float" office:value="3.37055039">
            <text:p>3,37055039</text:p>
          </table:table-cell>
          <table:table-cell office:value-type="float" office:value="0.63886005">
            <text:p>0,63886005</text:p>
          </table:table-cell>
          <table:table-cell office:value-type="float" office:value="1.40392625">
            <text:p>1,40392625</text:p>
          </table:table-cell>
          <table:table-cell office:value-type="float" office:value="1.48502457">
            <text:p>1,48502457</text:p>
          </table:table-cell>
          <table:table-cell/>
        </table:table-row>
        <table:table-row table:style-name="ro1">
          <table:table-cell office:value-type="float" office:value="3.83097243">
            <text:p>3,83097243</text:p>
          </table:table-cell>
          <table:table-cell office:value-type="float" office:value="0.5144465">
            <text:p>0,5144465</text:p>
          </table:table-cell>
          <table:table-cell office:value-type="float" office:value="1.22334361">
            <text:p>1,22334361</text:p>
          </table:table-cell>
          <table:table-cell office:value-type="float" office:value="1.96195006">
            <text:p>1,96195006</text:p>
          </table:table-cell>
          <table:table-cell/>
        </table:table-row>
        <table:table-row table:style-name="ro1">
          <table:table-cell office:value-type="float" office:value="3.99951601">
            <text:p>3,99951601</text:p>
          </table:table-cell>
          <table:table-cell office:value-type="float" office:value="0.4750126">
            <text:p>0,4750126</text:p>
          </table:table-cell>
          <table:table-cell office:value-type="float" office:value="1.38176894">
            <text:p>1,38176894</text:p>
          </table:table-cell>
          <table:table-cell office:value-type="float" office:value="2.95103121">
            <text:p>2,95103121</text:p>
          </table:table-cell>
          <table:table-cell/>
        </table:table-row>
        <table:table-row table:style-name="ro1">
          <table:table-cell office:value-type="float" office:value="4.52954006">
            <text:p>4,52954006</text:p>
          </table:table-cell>
          <table:table-cell office:value-type="float" office:value="0.3806169">
            <text:p>0,3806169</text:p>
          </table:table-cell>
          <table:table-cell office:value-type="float" office:value="1.37515008">
            <text:p>1,37515008</text:p>
          </table:table-cell>
          <table:table-cell office:value-type="float" office:value="2.7083106">
            <text:p>2,7083106</text:p>
          </table:table-cell>
          <table:table-cell/>
        </table:table-row>
        <table:table-row table:style-name="ro1">
          <table:table-cell office:value-type="float" office:value="4.70068979">
            <text:p>4,70068979</text:p>
          </table:table-cell>
          <table:table-cell office:value-type="float" office:value="0.37204748">
            <text:p>0,37204748</text:p>
          </table:table-cell>
          <table:table-cell office:value-type="float" office:value="1.60983765">
            <text:p>1,60983765</text:p>
          </table:table-cell>
          <table:table-cell office:value-type="float" office:value="2.10424209">
            <text:p>2,10424209</text:p>
          </table:table-cell>
          <table:table-cell/>
        </table:table-row>
        <table:table-row table:style-name="ro1">
          <table:table-cell office:value-type="float" office:value="4.90080643">
            <text:p>4,90080643</text:p>
          </table:table-cell>
          <table:table-cell office:value-type="float" office:value="0.33855781">
            <text:p>0,33855781</text:p>
          </table:table-cell>
          <table:table-cell office:value-type="float" office:value="1.69273198">
            <text:p>1,69273198</text:p>
          </table:table-cell>
          <table:table-cell office:value-type="float" office:value="1.55942261">
            <text:p>1,55942261</text:p>
          </table:table-cell>
          <table:table-cell/>
        </table:table-row>
        <table:table-row table:style-name="ro1">
          <table:table-cell office:value-type="float" office:value="4.32515287">
            <text:p>4,32515287</text:p>
          </table:table-cell>
          <table:table-cell office:value-type="float" office:value="0.43702722">
            <text:p>0,43702722</text:p>
          </table:table-cell>
          <table:table-cell office:value-type="float" office:value="1.53775752">
            <text:p>1,53775752</text:p>
          </table:table-cell>
          <table:table-cell office:value-type="float" office:value="1.42422926">
            <text:p>1,42422926</text:p>
          </table:table-cell>
          <table:table-cell/>
        </table:table-row>
        <table:table-row table:style-name="ro1">
          <table:table-cell office:value-type="float" office:value="4.25700998">
            <text:p>4,25700998</text:p>
          </table:table-cell>
          <table:table-cell office:value-type="float" office:value="0.4301267">
            <text:p>0,4301267</text:p>
          </table:table-cell>
          <table:table-cell office:value-type="float" office:value="1.27148175">
            <text:p>1,27148175</text:p>
          </table:table-cell>
          <table:table-cell office:value-type="float" office:value="2.17738533">
            <text:p>2,17738533</text:p>
          </table:table-cell>
          <table:table-cell/>
        </table:table-row>
        <table:table-row table:style-name="ro1">
          <table:table-cell office:value-type="float" office:value="4.58763075">
            <text:p>4,58763075</text:p>
          </table:table-cell>
          <table:table-cell office:value-type="float" office:value="0.37741742">
            <text:p>0,37741742</text:p>
          </table:table-cell>
          <table:table-cell office:value-type="float" office:value="1.32085049">
            <text:p>1,32085049</text:p>
          </table:table-cell>
          <table:table-cell office:value-type="float" office:value="1.92830813">
            <text:p>1,92830813</text:p>
          </table:table-cell>
          <table:table-cell/>
        </table:table-row>
        <table:table-row table:style-name="ro1">
          <table:table-cell office:value-type="float" office:value="4.42787886">
            <text:p>4,42787886</text:p>
          </table:table-cell>
          <table:table-cell office:value-type="float" office:value="0.38012066">
            <text:p>0,38012066</text:p>
          </table:table-cell>
          <table:table-cell office:value-type="float" office:value="1.15071452">
            <text:p>1,15071452</text:p>
          </table:table-cell>
          <table:table-cell office:value-type="float" office:value="2.41727781">
            <text:p>2,41727781</text:p>
          </table:table-cell>
          <table:table-cell/>
        </table:table-row>
        <table:table-row table:style-name="ro1">
          <table:table-cell office:value-type="float" office:value="4.51153755">
            <text:p>4,51153755</text:p>
          </table:table-cell>
          <table:table-cell office:value-type="float" office:value="0.38402882">
            <text:p>0,38402882</text:p>
          </table:table-cell>
          <table:table-cell office:value-type="float" office:value="1.59412241">
            <text:p>1,59412241</text:p>
          </table:table-cell>
          <table:table-cell office:value-type="float" office:value="1.67735553">
            <text:p>1,67735553</text:p>
          </table:table-cell>
          <table:table-cell/>
        </table:table-row>
        <table:table-row table:style-name="ro1">
          <table:table-cell office:value-type="float" office:value="4.33125544">
            <text:p>4,33125544</text:p>
          </table:table-cell>
          <table:table-cell office:value-type="float" office:value="0.40956858">
            <text:p>0,40956858</text:p>
          </table:table-cell>
          <table:table-cell office:value-type="float" office:value="1.22315764">
            <text:p>1,22315764</text:p>
          </table:table-cell>
          <table:table-cell office:value-type="float" office:value="2.13285494">
            <text:p>2,13285494</text:p>
          </table:table-cell>
          <table:table-cell/>
        </table:table-row>
        <table:table-row table:style-name="ro1">
          <table:table-cell office:value-type="float" office:value="4.44491863">
            <text:p>4,44491863</text:p>
          </table:table-cell>
          <table:table-cell office:value-type="float" office:value="0.36868054">
            <text:p>0,36868054</text:p>
          </table:table-cell>
          <table:table-cell office:value-type="float" office:value="1.72815955">
            <text:p>1,72815955</text:p>
          </table:table-cell>
          <table:table-cell office:value-type="float" office:value="1.84236658">
            <text:p>1,84236658</text:p>
          </table:table-cell>
          <table:table-cell/>
        </table:table-row>
        <table:table-row table:style-name="ro1">
          <table:table-cell office:value-type="float" office:value="4.56672955">
            <text:p>4,56672955</text:p>
          </table:table-cell>
          <table:table-cell office:value-type="float" office:value="0.37234113">
            <text:p>0,37234113</text:p>
          </table:table-cell>
          <table:table-cell office:value-type="float" office:value="1.5110873">
            <text:p>1,5110873</text:p>
          </table:table-cell>
          <table:table-cell office:value-type="float" office:value="1.87769008">
            <text:p>1,87769008</text:p>
          </table:table-cell>
          <table:table-cell/>
        </table:table-row>
        <table:table-row table:style-name="ro1">
          <table:table-cell office:value-type="float" office:value="4.75718212">
            <text:p>4,75718212</text:p>
          </table:table-cell>
          <table:table-cell office:value-type="float" office:value="0.33394727">
            <text:p>0,33394727</text:p>
          </table:table-cell>
          <table:table-cell office:value-type="float" office:value="1.81726158">
            <text:p>1,81726158</text:p>
          </table:table-cell>
          <table:table-cell office:value-type="float" office:value="1.47896361">
            <text:p>1,47896361</text:p>
          </table:table-cell>
          <table:table-cell/>
        </table:table-row>
        <table:table-row table:style-name="ro1">
          <table:table-cell office:value-type="float" office:value="4.63045263">
            <text:p>4,63045263</text:p>
          </table:table-cell>
          <table:table-cell office:value-type="float" office:value="0.34240085">
            <text:p>0,34240085</text:p>
          </table:table-cell>
          <table:table-cell office:value-type="float" office:value="1.45295644">
            <text:p>1,45295644</text:p>
          </table:table-cell>
          <table:table-cell office:value-type="float" office:value="1.54877889">
            <text:p>1,54877889</text:p>
          </table:table-cell>
          <table:table-cell/>
        </table:table-row>
        <table:table-row table:style-name="ro1">
          <table:table-cell office:value-type="float" office:value="4.9043932">
            <text:p>4,9043932</text:p>
          </table:table-cell>
          <table:table-cell office:value-type="float" office:value="0.30841276">
            <text:p>0,30841276</text:p>
          </table:table-cell>
          <table:table-cell office:value-type="float" office:value="1.79392397">
            <text:p>1,79392397</text:p>
          </table:table-cell>
          <table:table-cell office:value-type="float" office:value="1.33367038">
            <text:p>1,33367038</text:p>
          </table:table-cell>
          <table:table-cell/>
        </table:table-row>
        <table:table-row table:style-name="ro1">
          <table:table-cell office:value-type="float" office:value="4.70880318">
            <text:p>4,70880318</text:p>
          </table:table-cell>
          <table:table-cell office:value-type="float" office:value="0.32000494">
            <text:p>0,32000494</text:p>
          </table:table-cell>
          <table:table-cell office:value-type="float" office:value="1.4258647">
            <text:p>1,4258647</text:p>
          </table:table-cell>
          <table:table-cell office:value-type="float" office:value="1.37712073">
            <text:p>1,37712073</text:p>
          </table:table-cell>
          <table:table-cell/>
        </table:table-row>
        <table:table-row table:style-name="ro1">
          <table:table-cell office:value-type="float" office:value="4.69907475">
            <text:p>4,69907475</text:p>
          </table:table-cell>
          <table:table-cell office:value-type="float" office:value="0.33337194">
            <text:p>0,33337194</text:p>
          </table:table-cell>
          <table:table-cell office:value-type="float" office:value="1.26222348">
            <text:p>1,26222348</text:p>
          </table:table-cell>
          <table:table-cell office:value-type="float" office:value="2.21222949">
            <text:p>2,21222949</text:p>
          </table:table-cell>
          <table:table-cell/>
        </table:table-row>
        <table:table-row table:style-name="ro1">
          <table:table-cell office:value-type="float" office:value="4.81307173">
            <text:p>4,81307173</text:p>
          </table:table-cell>
          <table:table-cell office:value-type="float" office:value="0.32532468">
            <text:p>0,32532468</text:p>
          </table:table-cell>
          <table:table-cell office:value-type="float" office:value="1.68605661">
            <text:p>1,68605661</text:p>
          </table:table-cell>
          <table:table-cell office:value-type="float" office:value="1.39491034">
            <text:p>1,39491034</text:p>
          </table:table-cell>
          <table:table-cell/>
        </table:table-row>
        <table:table-row table:style-name="ro1">
          <table:table-cell office:value-type="float" office:value="4.81891298">
            <text:p>4,81891298</text:p>
          </table:table-cell>
          <table:table-cell office:value-type="float" office:value="0.36473873">
            <text:p>0,36473873</text:p>
          </table:table-cell>
          <table:table-cell office:value-type="float" office:value="1.48515797">
            <text:p>1,48515797</text:p>
          </table:table-cell>
          <table:table-cell office:value-type="float" office:value="1.86162984">
            <text:p>1,86162984</text:p>
          </table:table-cell>
          <table:table-cell/>
        </table:table-row>
        <table:table-row table:style-name="ro1">
          <table:table-cell office:value-type="float" office:value="4.65306807">
            <text:p>4,65306807</text:p>
          </table:table-cell>
          <table:table-cell office:value-type="float" office:value="0.34632021">
            <text:p>0,34632021</text:p>
          </table:table-cell>
          <table:table-cell office:value-type="float" office:value="1.70663702">
            <text:p>1,70663702</text:p>
          </table:table-cell>
          <table:table-cell office:value-type="float" office:value="1.26424968">
            <text:p>1,26424968</text:p>
          </table:table-cell>
          <table:table-cell/>
        </table:table-row>
        <table:table-row table:style-name="ro1">
          <table:table-cell office:value-type="float" office:value="4.70137978">
            <text:p>4,70137978</text:p>
          </table:table-cell>
          <table:table-cell office:value-type="float" office:value="0.31142068">
            <text:p>0,31142068</text:p>
          </table:table-cell>
          <table:table-cell office:value-type="float" office:value="1.44343078">
            <text:p>1,44343078</text:p>
          </table:table-cell>
          <table:table-cell office:value-type="float" office:value="1.88301539">
            <text:p>1,88301539</text:p>
          </table:table-cell>
          <table:table-cell/>
        </table:table-row>
        <table:table-row table:style-name="ro1">
          <table:table-cell office:value-type="float" office:value="4.53437519">
            <text:p>4,53437519</text:p>
          </table:table-cell>
          <table:table-cell office:value-type="float" office:value="0.34089381">
            <text:p>0,34089381</text:p>
          </table:table-cell>
          <table:table-cell office:value-type="float" office:value="1.3000865">
            <text:p>1,3000865</text:p>
          </table:table-cell>
          <table:table-cell office:value-type="float" office:value="1.99293566">
            <text:p>1,99293566</text:p>
          </table:table-cell>
          <table:table-cell/>
        </table:table-row>
        <table:table-row table:style-name="ro1">
          <table:table-cell office:value-type="float" office:value="4.76780081">
            <text:p>4,76780081</text:p>
          </table:table-cell>
          <table:table-cell office:value-type="float" office:value="0.29817995">
            <text:p>0,29817995</text:p>
          </table:table-cell>
          <table:table-cell office:value-type="float" office:value="1.28516829">
            <text:p>1,28516829</text:p>
          </table:table-cell>
          <table:table-cell office:value-type="float" office:value="1.68488407">
            <text:p>1,68488407</text:p>
          </table:table-cell>
          <table:table-cell/>
        </table:table-row>
        <table:table-row table:style-name="ro1">
          <table:table-cell office:value-type="float" office:value="4.69306087">
            <text:p>4,69306087</text:p>
          </table:table-cell>
          <table:table-cell office:value-type="float" office:value="0.29955512">
            <text:p>0,29955512</text:p>
          </table:table-cell>
          <table:table-cell office:value-type="float" office:value="1.58633018">
            <text:p>1,58633018</text:p>
          </table:table-cell>
          <table:table-cell office:value-type="float" office:value="1.59879518">
            <text:p>1,59879518</text:p>
          </table:table-cell>
          <table:table-cell/>
        </table:table-row>
        <table:table-row table:style-name="ro1">
          <table:table-cell office:value-type="float" office:value="4.78329992">
            <text:p>4,78329992</text:p>
          </table:table-cell>
          <table:table-cell office:value-type="float" office:value="0.32078773">
            <text:p>0,32078773</text:p>
          </table:table-cell>
          <table:table-cell office:value-type="float" office:value="2.91086078">
            <text:p>2,91086078</text:p>
          </table:table-cell>
          <table:table-cell office:value-type="float" office:value="1.05100238">
            <text:p>1,05100238</text:p>
          </table:table-cell>
          <table:table-cell/>
        </table:table-row>
        <table:table-row table:style-name="ro1">
          <table:table-cell office:value-type="float" office:value="4.54955435">
            <text:p>4,54955435</text:p>
          </table:table-cell>
          <table:table-cell office:value-type="float" office:value="0.31745708">
            <text:p>0,31745708</text:p>
          </table:table-cell>
          <table:table-cell office:value-type="float" office:value="2.16527677">
            <text:p>2,16527677</text:p>
          </table:table-cell>
          <table:table-cell office:value-type="float" office:value="1.13510609">
            <text:p>1,13510609</text:p>
          </table:table-cell>
          <table:table-cell/>
        </table:table-row>
        <table:table-row table:style-name="ro1">
          <table:table-cell office:value-type="float" office:value="4.6549058">
            <text:p>4,6549058</text:p>
          </table:table-cell>
          <table:table-cell office:value-type="float" office:value="0.29344794">
            <text:p>0,29344794</text:p>
          </table:table-cell>
          <table:table-cell office:value-type="float" office:value="1.25659776">
            <text:p>1,25659776</text:p>
          </table:table-cell>
          <table:table-cell office:value-type="float" office:value="1.76242268">
            <text:p>1,76242268</text:p>
          </table:table-cell>
          <table:table-cell/>
        </table:table-row>
        <table:table-row table:style-name="ro1">
          <table:table-cell office:value-type="float" office:value="4.81334019">
            <text:p>4,81334019</text:p>
          </table:table-cell>
          <table:table-cell office:value-type="float" office:value="0.28021103">
            <text:p>0,28021103</text:p>
          </table:table-cell>
          <table:table-cell office:value-type="float" office:value="1.36019289">
            <text:p>1,36019289</text:p>
          </table:table-cell>
          <table:table-cell office:value-type="float" office:value="1.40458798">
            <text:p>1,40458798</text:p>
          </table:table-cell>
          <table:table-cell/>
        </table:table-row>
        <table:table-row table:style-name="ro1">
          <table:table-cell office:value-type="float" office:value="4.84219122">
            <text:p>4,84219122</text:p>
          </table:table-cell>
          <table:table-cell office:value-type="float" office:value="0.32083684">
            <text:p>0,32083684</text:p>
          </table:table-cell>
          <table:table-cell office:value-type="float" office:value="2.29829121">
            <text:p>2,29829121</text:p>
          </table:table-cell>
          <table:table-cell office:value-type="float" office:value="1.44553888">
            <text:p>1,44553888</text:p>
          </table:table-cell>
          <table:table-cell/>
        </table:table-row>
        <table:table-row table:style-name="ro1">
          <table:table-cell office:value-type="float" office:value="4.74529696">
            <text:p>4,74529696</text:p>
          </table:table-cell>
          <table:table-cell office:value-type="float" office:value="0.33945161">
            <text:p>0,33945161</text:p>
          </table:table-cell>
          <table:table-cell office:value-type="float" office:value="1.668589">
            <text:p>1,668589</text:p>
          </table:table-cell>
          <table:table-cell office:value-type="float" office:value="1.69043016">
            <text:p>1,69043016</text:p>
          </table:table-cell>
          <table:table-cell/>
        </table:table-row>
        <table:table-row table:style-name="ro1">
          <table:table-cell office:value-type="float" office:value="4.86419344">
            <text:p>4,86419344</text:p>
          </table:table-cell>
          <table:table-cell office:value-type="float" office:value="0.31709772">
            <text:p>0,31709772</text:p>
          </table:table-cell>
          <table:table-cell office:value-type="float" office:value="1.82406974">
            <text:p>1,82406974</text:p>
          </table:table-cell>
          <table:table-cell office:value-type="float" office:value="1.67749369">
            <text:p>1,67749369</text:p>
          </table:table-cell>
          <table:table-cell/>
        </table:table-row>
        <table:table-row table:style-name="ro1">
          <table:table-cell office:value-type="float" office:value="4.71255922">
            <text:p>4,71255922</text:p>
          </table:table-cell>
          <table:table-cell office:value-type="float" office:value="0.35255644">
            <text:p>0,35255644</text:p>
          </table:table-cell>
          <table:table-cell office:value-type="float" office:value="1.79199612">
            <text:p>1,79199612</text:p>
          </table:table-cell>
          <table:table-cell office:value-type="float" office:value="1.71124601">
            <text:p>1,71124601</text:p>
          </table:table-cell>
          <table:table-cell/>
        </table:table-row>
        <table:table-row table:style-name="ro1">
          <table:table-cell office:value-type="float" office:value="4.74057627">
            <text:p>4,74057627</text:p>
          </table:table-cell>
          <table:table-cell office:value-type="float" office:value="0.32099605">
            <text:p>0,32099605</text:p>
          </table:table-cell>
          <table:table-cell office:value-type="float" office:value="1.49095881">
            <text:p>1,49095881</text:p>
          </table:table-cell>
          <table:table-cell office:value-type="float" office:value="1.43205547">
            <text:p>1,43205547</text:p>
          </table:table-cell>
          <table:table-cell/>
        </table:table-row>
        <table:table-row table:style-name="ro1">
          <table:table-cell office:value-type="float" office:value="4.85030985">
            <text:p>4,85030985</text:p>
          </table:table-cell>
          <table:table-cell office:value-type="float" office:value="0.27694961">
            <text:p>0,27694961</text:p>
          </table:table-cell>
          <table:table-cell office:value-type="float" office:value="1.65459001">
            <text:p>1,65459001</text:p>
          </table:table-cell>
          <table:table-cell office:value-type="float" office:value="1.19800305">
            <text:p>1,19800305</text:p>
          </table:table-cell>
          <table:table-cell/>
        </table:table-row>
        <table:table-row table:style-name="ro1">
          <table:table-cell office:value-type="float" office:value="4.74336576">
            <text:p>4,74336576</text:p>
          </table:table-cell>
          <table:table-cell office:value-type="float" office:value="0.27697104">
            <text:p>0,27697104</text:p>
          </table:table-cell>
          <table:table-cell office:value-type="float" office:value="1.90386081">
            <text:p>1,90386081</text:p>
          </table:table-cell>
          <table:table-cell office:value-type="float" office:value="1.01203656">
            <text:p>1,01203656</text:p>
          </table:table-cell>
          <table:table-cell/>
        </table:table-row>
        <table:table-row table:style-name="ro1">
          <table:table-cell office:value-type="float" office:value="4.54232979">
            <text:p>4,54232979</text:p>
          </table:table-cell>
          <table:table-cell office:value-type="float" office:value="0.31147614">
            <text:p>0,31147614</text:p>
          </table:table-cell>
          <table:table-cell office:value-type="float" office:value="1.30834627">
            <text:p>1,30834627</text:p>
          </table:table-cell>
          <table:table-cell office:value-type="float" office:value="1.5661068">
            <text:p>1,5661068</text:p>
          </table:table-cell>
          <table:table-cell/>
        </table:table-row>
        <table:table-row table:style-name="ro1">
          <table:table-cell office:value-type="float" office:value="4.61143351">
            <text:p>4,61143351</text:p>
          </table:table-cell>
          <table:table-cell office:value-type="float" office:value="0.292155">
            <text:p>0,292155</text:p>
          </table:table-cell>
          <table:table-cell office:value-type="float" office:value="1.19355917">
            <text:p>1,19355917</text:p>
          </table:table-cell>
          <table:table-cell office:value-type="float" office:value="2.25526023">
            <text:p>2,25526023</text:p>
          </table:table-cell>
          <table:table-cell/>
        </table:table-row>
        <table:table-row table:style-name="ro1">
          <table:table-cell office:value-type="float" office:value="4.61514473">
            <text:p>4,61514473</text:p>
          </table:table-cell>
          <table:table-cell office:value-type="float" office:value="0.28765646">
            <text:p>0,28765646</text:p>
          </table:table-cell>
          <table:table-cell office:value-type="float" office:value="1.81116867">
            <text:p>1,81116867</text:p>
          </table:table-cell>
          <table:table-cell office:value-type="float" office:value="1.3206234">
            <text:p>1,3206234</text:p>
          </table:table-cell>
          <table:table-cell/>
        </table:table-row>
        <table:table-row table:style-name="ro1">
          <table:table-cell office:value-type="float" office:value="4.62477016">
            <text:p>4,62477016</text:p>
          </table:table-cell>
          <table:table-cell office:value-type="float" office:value="0.29511765">
            <text:p>0,29511765</text:p>
          </table:table-cell>
          <table:table-cell office:value-type="float" office:value="1.13762808">
            <text:p>1,13762808</text:p>
          </table:table-cell>
          <table:table-cell office:value-type="float" office:value="2.35331631">
            <text:p>2,35331631</text:p>
          </table:table-cell>
          <table:table-cell/>
        </table:table-row>
        <table:table-row table:style-name="ro1">
          <table:table-cell office:value-type="float" office:value="4.57676315">
            <text:p>4,57676315</text:p>
          </table:table-cell>
          <table:table-cell office:value-type="float" office:value="0.2983934">
            <text:p>0,2983934</text:p>
          </table:table-cell>
          <table:table-cell office:value-type="float" office:value="1.38717985">
            <text:p>1,38717985</text:p>
          </table:table-cell>
          <table:table-cell office:value-type="float" office:value="1.40281951">
            <text:p>1,40281951</text:p>
          </table:table-cell>
          <table:table-cell/>
        </table:table-row>
        <table:table-row table:style-name="ro1">
          <table:table-cell office:value-type="float" office:value="4.62128305">
            <text:p>4,62128305</text:p>
          </table:table-cell>
          <table:table-cell office:value-type="float" office:value="0.29066524">
            <text:p>0,29066524</text:p>
          </table:table-cell>
          <table:table-cell office:value-type="float" office:value="1.25027311">
            <text:p>1,25027311</text:p>
          </table:table-cell>
          <table:table-cell office:value-type="float" office:value="2.2275939">
            <text:p>2,2275939</text:p>
          </table:table-cell>
          <table:table-cell/>
        </table:table-row>
        <table:table-row table:style-name="ro1">
          <table:table-cell office:value-type="float" office:value="4.61147833">
            <text:p>4,61147833</text:p>
          </table:table-cell>
          <table:table-cell office:value-type="float" office:value="0.30164123">
            <text:p>0,30164123</text:p>
          </table:table-cell>
          <table:table-cell office:value-type="float" office:value="1.88539672">
            <text:p>1,88539672</text:p>
          </table:table-cell>
          <table:table-cell office:value-type="float" office:value="1.003613">
            <text:p>1,003613</text:p>
          </table:table-cell>
          <table:table-cell/>
        </table:table-row>
        <table:table-row table:style-name="ro1">
          <table:table-cell office:value-type="float" office:value="4.62131786">
            <text:p>4,62131786</text:p>
          </table:table-cell>
          <table:table-cell office:value-type="float" office:value="0.29460117">
            <text:p>0,29460117</text:p>
          </table:table-cell>
          <table:table-cell office:value-type="float" office:value="1.43008471">
            <text:p>1,43008471</text:p>
          </table:table-cell>
          <table:table-cell office:value-type="float" office:value="1.20733964">
            <text:p>1,20733964</text:p>
          </table:table-cell>
          <table:table-cell/>
        </table:table-row>
        <table:table-row table:style-name="ro1">
          <table:table-cell office:value-type="float" office:value="4.59785509">
            <text:p>4,59785509</text:p>
          </table:table-cell>
          <table:table-cell office:value-type="float" office:value="0.30798465">
            <text:p>0,30798465</text:p>
          </table:table-cell>
          <table:table-cell office:value-type="float" office:value="1.51226866">
            <text:p>1,51226866</text:p>
          </table:table-cell>
          <table:table-cell office:value-type="float" office:value="1.44811201">
            <text:p>1,4481120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0">30.01.2021</text:date>, <text:time>11:49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document-statistic meta:table-count="1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08cm" svg:height="17.827cm" xlink:href=".." xlink:type="simple" chart:class="chart:line" chart:style-name="ch1">
        <chart:legend chart:legend-position="end" svg:x="28.212cm" svg:y="7.815cm" style:legend-expansion="high" chart:style-name="ch2"/>
        <chart:plot-area chart:style-name="ch3" table:cell-range-address="Tabelle1.A1:Tabelle1.D51" chart:data-source-has-labels="row" svg:x="1.078cm" svg:y="1.559cm" svg:width="25.878cm" svg:height="15.492cm">
          <chartooo:coordinate-region svg:x="1.514cm" svg:y="1.771cm" svg:width="25.256cm" svg:height="14.6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" chart:label-cell-address="Tabelle1.A1:Tabelle1.A1" chart:class="chart:line">
            <chart:data-point chart:repeated="50"/>
          </chart:series>
          <chart:series chart:style-name="ch7" chart:values-cell-range-address="Tabelle1.B2:Tabelle1.B51" chart:label-cell-address="Tabelle1.B1:Tabelle1.B1" chart:class="chart:line">
            <chart:data-point chart:repeated="50"/>
          </chart:series>
          <chart:series chart:style-name="ch8" chart:values-cell-range-address="Tabelle1.C2:Tabelle1.C51" chart:label-cell-address="Tabelle1.C1:Tabelle1.C1" chart:class="chart:line">
            <chart:data-point chart:repeated="50"/>
          </chart:series>
          <chart:series chart:style-name="ch9" chart:values-cell-range-address="Tabelle1.D2:Tabelle1.D51" chart:label-cell-address="Tabelle1.D1:Tabelle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train_loss</text:p>
                <draw:g>
                  <svg:desc>Tabelle1.A1:Tabelle1.A1</svg:desc>
                </draw:g>
              </table:table-cell>
              <table:table-cell office:value-type="string">
                <text:p>d_train_loss</text:p>
                <draw:g>
                  <svg:desc>Tabelle1.B1:Tabelle1.B1</svg:desc>
                </draw:g>
              </table:table-cell>
              <table:table-cell office:value-type="string">
                <text:p>g_val_loss</text:p>
                <draw:g>
                  <svg:desc>Tabelle1.C1:Tabelle1.C1</svg:desc>
                </draw:g>
              </table:table-cell>
              <table:table-cell office:value-type="string">
                <text:p>d_val_los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8096426">
                <text:p>1.28096426</text:p>
                <draw:g>
                  <svg:desc>Tabelle1.A2:Tabelle1.A51</svg:desc>
                </draw:g>
              </table:table-cell>
              <table:table-cell office:value-type="float" office:value="1.47451878">
                <text:p>1.47451878</text:p>
                <draw:g>
                  <svg:desc>Tabelle1.B2:Tabelle1.B51</svg:desc>
                </draw:g>
              </table:table-cell>
              <table:table-cell office:value-type="float" office:value="1.12580001">
                <text:p>1.12580001</text:p>
                <draw:g>
                  <svg:desc>Tabelle1.C2:Tabelle1.C51</svg:desc>
                </draw:g>
              </table:table-cell>
              <table:table-cell office:value-type="float" office:value="1.38940227">
                <text:p>1.38940227</text:p>
                <draw:g>
                  <svg:desc>Tabelle1.D2:Tabelle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226433">
                <text:p>1.05226433</text:p>
              </table:table-cell>
              <table:table-cell office:value-type="float" office:value="1.3675741">
                <text:p>1.3675741</text:p>
              </table:table-cell>
              <table:table-cell office:value-type="float" office:value="1.13127196">
                <text:p>1.13127196</text:p>
              </table:table-cell>
              <table:table-cell office:value-type="float" office:value="1.43428707">
                <text:p>1.43428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7412004">
                <text:p>3.07412004</text:p>
              </table:table-cell>
              <table:table-cell office:value-type="float" office:value="0.69588536">
                <text:p>0.69588536</text:p>
              </table:table-cell>
              <table:table-cell office:value-type="float" office:value="1.15539336">
                <text:p>1.15539336</text:p>
              </table:table-cell>
              <table:table-cell office:value-type="float" office:value="2.55942392">
                <text:p>2.55942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2950149">
                <text:p>3.72950149</text:p>
              </table:table-cell>
              <table:table-cell office:value-type="float" office:value="0.61028826">
                <text:p>0.61028826</text:p>
              </table:table-cell>
              <table:table-cell office:value-type="float" office:value="1.4549998">
                <text:p>1.4549998</text:p>
              </table:table-cell>
              <table:table-cell office:value-type="float" office:value="1.51810825">
                <text:p>1.51810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7055039">
                <text:p>3.37055039</text:p>
              </table:table-cell>
              <table:table-cell office:value-type="float" office:value="0.63886005">
                <text:p>0.63886005</text:p>
              </table:table-cell>
              <table:table-cell office:value-type="float" office:value="1.40392625">
                <text:p>1.40392625</text:p>
              </table:table-cell>
              <table:table-cell office:value-type="float" office:value="1.48502457">
                <text:p>1.48502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3097243">
                <text:p>3.83097243</text:p>
              </table:table-cell>
              <table:table-cell office:value-type="float" office:value="0.5144465">
                <text:p>0.5144465</text:p>
              </table:table-cell>
              <table:table-cell office:value-type="float" office:value="1.22334361">
                <text:p>1.22334361</text:p>
              </table:table-cell>
              <table:table-cell office:value-type="float" office:value="1.96195006">
                <text:p>1.96195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9951601">
                <text:p>3.99951601</text:p>
              </table:table-cell>
              <table:table-cell office:value-type="float" office:value="0.4750126">
                <text:p>0.4750126</text:p>
              </table:table-cell>
              <table:table-cell office:value-type="float" office:value="1.38176894">
                <text:p>1.38176894</text:p>
              </table:table-cell>
              <table:table-cell office:value-type="float" office:value="2.95103121">
                <text:p>2.95103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2954006">
                <text:p>4.52954006</text:p>
              </table:table-cell>
              <table:table-cell office:value-type="float" office:value="0.3806169">
                <text:p>0.3806169</text:p>
              </table:table-cell>
              <table:table-cell office:value-type="float" office:value="1.37515008">
                <text:p>1.37515008</text:p>
              </table:table-cell>
              <table:table-cell office:value-type="float" office:value="2.7083106">
                <text:p>2.7083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0068979">
                <text:p>4.70068979</text:p>
              </table:table-cell>
              <table:table-cell office:value-type="float" office:value="0.37204748">
                <text:p>0.37204748</text:p>
              </table:table-cell>
              <table:table-cell office:value-type="float" office:value="1.60983765">
                <text:p>1.60983765</text:p>
              </table:table-cell>
              <table:table-cell office:value-type="float" office:value="2.10424209">
                <text:p>2.10424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0080643">
                <text:p>4.90080643</text:p>
              </table:table-cell>
              <table:table-cell office:value-type="float" office:value="0.33855781">
                <text:p>0.33855781</text:p>
              </table:table-cell>
              <table:table-cell office:value-type="float" office:value="1.69273198">
                <text:p>1.69273198</text:p>
              </table:table-cell>
              <table:table-cell office:value-type="float" office:value="1.55942261">
                <text:p>1.55942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2515287">
                <text:p>4.32515287</text:p>
              </table:table-cell>
              <table:table-cell office:value-type="float" office:value="0.43702722">
                <text:p>0.43702722</text:p>
              </table:table-cell>
              <table:table-cell office:value-type="float" office:value="1.53775752">
                <text:p>1.53775752</text:p>
              </table:table-cell>
              <table:table-cell office:value-type="float" office:value="1.42422926">
                <text:p>1.424229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5700998">
                <text:p>4.25700998</text:p>
              </table:table-cell>
              <table:table-cell office:value-type="float" office:value="0.4301267">
                <text:p>0.4301267</text:p>
              </table:table-cell>
              <table:table-cell office:value-type="float" office:value="1.27148175">
                <text:p>1.27148175</text:p>
              </table:table-cell>
              <table:table-cell office:value-type="float" office:value="2.17738533">
                <text:p>2.17738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8763075">
                <text:p>4.58763075</text:p>
              </table:table-cell>
              <table:table-cell office:value-type="float" office:value="0.37741742">
                <text:p>0.37741742</text:p>
              </table:table-cell>
              <table:table-cell office:value-type="float" office:value="1.32085049">
                <text:p>1.32085049</text:p>
              </table:table-cell>
              <table:table-cell office:value-type="float" office:value="1.92830813">
                <text:p>1.92830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2787886">
                <text:p>4.42787886</text:p>
              </table:table-cell>
              <table:table-cell office:value-type="float" office:value="0.38012066">
                <text:p>0.38012066</text:p>
              </table:table-cell>
              <table:table-cell office:value-type="float" office:value="1.15071452">
                <text:p>1.15071452</text:p>
              </table:table-cell>
              <table:table-cell office:value-type="float" office:value="2.41727781">
                <text:p>2.41727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1153755">
                <text:p>4.51153755</text:p>
              </table:table-cell>
              <table:table-cell office:value-type="float" office:value="0.38402882">
                <text:p>0.38402882</text:p>
              </table:table-cell>
              <table:table-cell office:value-type="float" office:value="1.59412241">
                <text:p>1.59412241</text:p>
              </table:table-cell>
              <table:table-cell office:value-type="float" office:value="1.67735553">
                <text:p>1.67735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33125544">
                <text:p>4.33125544</text:p>
              </table:table-cell>
              <table:table-cell office:value-type="float" office:value="0.40956858">
                <text:p>0.40956858</text:p>
              </table:table-cell>
              <table:table-cell office:value-type="float" office:value="1.22315764">
                <text:p>1.22315764</text:p>
              </table:table-cell>
              <table:table-cell office:value-type="float" office:value="2.13285494">
                <text:p>2.13285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4491863">
                <text:p>4.44491863</text:p>
              </table:table-cell>
              <table:table-cell office:value-type="float" office:value="0.36868054">
                <text:p>0.36868054</text:p>
              </table:table-cell>
              <table:table-cell office:value-type="float" office:value="1.72815955">
                <text:p>1.72815955</text:p>
              </table:table-cell>
              <table:table-cell office:value-type="float" office:value="1.84236658">
                <text:p>1.84236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6672955">
                <text:p>4.56672955</text:p>
              </table:table-cell>
              <table:table-cell office:value-type="float" office:value="0.37234113">
                <text:p>0.37234113</text:p>
              </table:table-cell>
              <table:table-cell office:value-type="float" office:value="1.5110873">
                <text:p>1.5110873</text:p>
              </table:table-cell>
              <table:table-cell office:value-type="float" office:value="1.87769008">
                <text:p>1.87769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5718212">
                <text:p>4.75718212</text:p>
              </table:table-cell>
              <table:table-cell office:value-type="float" office:value="0.33394727">
                <text:p>0.33394727</text:p>
              </table:table-cell>
              <table:table-cell office:value-type="float" office:value="1.81726158">
                <text:p>1.81726158</text:p>
              </table:table-cell>
              <table:table-cell office:value-type="float" office:value="1.47896361">
                <text:p>1.47896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3045263">
                <text:p>4.63045263</text:p>
              </table:table-cell>
              <table:table-cell office:value-type="float" office:value="0.34240085">
                <text:p>0.34240085</text:p>
              </table:table-cell>
              <table:table-cell office:value-type="float" office:value="1.45295644">
                <text:p>1.45295644</text:p>
              </table:table-cell>
              <table:table-cell office:value-type="float" office:value="1.54877889">
                <text:p>1.54877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043932">
                <text:p>4.9043932</text:p>
              </table:table-cell>
              <table:table-cell office:value-type="float" office:value="0.30841276">
                <text:p>0.30841276</text:p>
              </table:table-cell>
              <table:table-cell office:value-type="float" office:value="1.79392397">
                <text:p>1.79392397</text:p>
              </table:table-cell>
              <table:table-cell office:value-type="float" office:value="1.33367038">
                <text:p>1.33367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0880318">
                <text:p>4.70880318</text:p>
              </table:table-cell>
              <table:table-cell office:value-type="float" office:value="0.32000494">
                <text:p>0.32000494</text:p>
              </table:table-cell>
              <table:table-cell office:value-type="float" office:value="1.4258647">
                <text:p>1.4258647</text:p>
              </table:table-cell>
              <table:table-cell office:value-type="float" office:value="1.37712073">
                <text:p>1.377120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9907475">
                <text:p>4.69907475</text:p>
              </table:table-cell>
              <table:table-cell office:value-type="float" office:value="0.33337194">
                <text:p>0.33337194</text:p>
              </table:table-cell>
              <table:table-cell office:value-type="float" office:value="1.26222348">
                <text:p>1.26222348</text:p>
              </table:table-cell>
              <table:table-cell office:value-type="float" office:value="2.21222949">
                <text:p>2.21222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1307173">
                <text:p>4.81307173</text:p>
              </table:table-cell>
              <table:table-cell office:value-type="float" office:value="0.32532468">
                <text:p>0.32532468</text:p>
              </table:table-cell>
              <table:table-cell office:value-type="float" office:value="1.68605661">
                <text:p>1.68605661</text:p>
              </table:table-cell>
              <table:table-cell office:value-type="float" office:value="1.39491034">
                <text:p>1.39491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1891298">
                <text:p>4.81891298</text:p>
              </table:table-cell>
              <table:table-cell office:value-type="float" office:value="0.36473873">
                <text:p>0.36473873</text:p>
              </table:table-cell>
              <table:table-cell office:value-type="float" office:value="1.48515797">
                <text:p>1.48515797</text:p>
              </table:table-cell>
              <table:table-cell office:value-type="float" office:value="1.86162984">
                <text:p>1.86162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65306807">
                <text:p>4.65306807</text:p>
              </table:table-cell>
              <table:table-cell office:value-type="float" office:value="0.34632021">
                <text:p>0.34632021</text:p>
              </table:table-cell>
              <table:table-cell office:value-type="float" office:value="1.70663702">
                <text:p>1.70663702</text:p>
              </table:table-cell>
              <table:table-cell office:value-type="float" office:value="1.26424968">
                <text:p>1.26424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0137978">
                <text:p>4.70137978</text:p>
              </table:table-cell>
              <table:table-cell office:value-type="float" office:value="0.31142068">
                <text:p>0.31142068</text:p>
              </table:table-cell>
              <table:table-cell office:value-type="float" office:value="1.44343078">
                <text:p>1.44343078</text:p>
              </table:table-cell>
              <table:table-cell office:value-type="float" office:value="1.88301539">
                <text:p>1.88301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3437519">
                <text:p>4.53437519</text:p>
              </table:table-cell>
              <table:table-cell office:value-type="float" office:value="0.34089381">
                <text:p>0.34089381</text:p>
              </table:table-cell>
              <table:table-cell office:value-type="float" office:value="1.3000865">
                <text:p>1.3000865</text:p>
              </table:table-cell>
              <table:table-cell office:value-type="float" office:value="1.99293566">
                <text:p>1.99293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6780081">
                <text:p>4.76780081</text:p>
              </table:table-cell>
              <table:table-cell office:value-type="float" office:value="0.29817995">
                <text:p>0.29817995</text:p>
              </table:table-cell>
              <table:table-cell office:value-type="float" office:value="1.28516829">
                <text:p>1.28516829</text:p>
              </table:table-cell>
              <table:table-cell office:value-type="float" office:value="1.68488407">
                <text:p>1.684884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69306087">
                <text:p>4.69306087</text:p>
              </table:table-cell>
              <table:table-cell office:value-type="float" office:value="0.29955512">
                <text:p>0.29955512</text:p>
              </table:table-cell>
              <table:table-cell office:value-type="float" office:value="1.58633018">
                <text:p>1.58633018</text:p>
              </table:table-cell>
              <table:table-cell office:value-type="float" office:value="1.59879518">
                <text:p>1.59879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78329992">
                <text:p>4.78329992</text:p>
              </table:table-cell>
              <table:table-cell office:value-type="float" office:value="0.32078773">
                <text:p>0.32078773</text:p>
              </table:table-cell>
              <table:table-cell office:value-type="float" office:value="2.91086078">
                <text:p>2.91086078</text:p>
              </table:table-cell>
              <table:table-cell office:value-type="float" office:value="1.05100238">
                <text:p>1.051002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54955435">
                <text:p>4.54955435</text:p>
              </table:table-cell>
              <table:table-cell office:value-type="float" office:value="0.31745708">
                <text:p>0.31745708</text:p>
              </table:table-cell>
              <table:table-cell office:value-type="float" office:value="2.16527677">
                <text:p>2.16527677</text:p>
              </table:table-cell>
              <table:table-cell office:value-type="float" office:value="1.13510609">
                <text:p>1.135106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6549058">
                <text:p>4.6549058</text:p>
              </table:table-cell>
              <table:table-cell office:value-type="float" office:value="0.29344794">
                <text:p>0.29344794</text:p>
              </table:table-cell>
              <table:table-cell office:value-type="float" office:value="1.25659776">
                <text:p>1.25659776</text:p>
              </table:table-cell>
              <table:table-cell office:value-type="float" office:value="1.76242268">
                <text:p>1.76242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1334019">
                <text:p>4.81334019</text:p>
              </table:table-cell>
              <table:table-cell office:value-type="float" office:value="0.28021103">
                <text:p>0.28021103</text:p>
              </table:table-cell>
              <table:table-cell office:value-type="float" office:value="1.36019289">
                <text:p>1.36019289</text:p>
              </table:table-cell>
              <table:table-cell office:value-type="float" office:value="1.40458798">
                <text:p>1.40458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84219122">
                <text:p>4.84219122</text:p>
              </table:table-cell>
              <table:table-cell office:value-type="float" office:value="0.32083684">
                <text:p>0.32083684</text:p>
              </table:table-cell>
              <table:table-cell office:value-type="float" office:value="2.29829121">
                <text:p>2.29829121</text:p>
              </table:table-cell>
              <table:table-cell office:value-type="float" office:value="1.44553888">
                <text:p>1.445538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74529696">
                <text:p>4.74529696</text:p>
              </table:table-cell>
              <table:table-cell office:value-type="float" office:value="0.33945161">
                <text:p>0.33945161</text:p>
              </table:table-cell>
              <table:table-cell office:value-type="float" office:value="1.668589">
                <text:p>1.668589</text:p>
              </table:table-cell>
              <table:table-cell office:value-type="float" office:value="1.69043016">
                <text:p>1.69043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86419344">
                <text:p>4.86419344</text:p>
              </table:table-cell>
              <table:table-cell office:value-type="float" office:value="0.31709772">
                <text:p>0.31709772</text:p>
              </table:table-cell>
              <table:table-cell office:value-type="float" office:value="1.82406974">
                <text:p>1.82406974</text:p>
              </table:table-cell>
              <table:table-cell office:value-type="float" office:value="1.67749369">
                <text:p>1.67749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1255922">
                <text:p>4.71255922</text:p>
              </table:table-cell>
              <table:table-cell office:value-type="float" office:value="0.35255644">
                <text:p>0.35255644</text:p>
              </table:table-cell>
              <table:table-cell office:value-type="float" office:value="1.79199612">
                <text:p>1.79199612</text:p>
              </table:table-cell>
              <table:table-cell office:value-type="float" office:value="1.71124601">
                <text:p>1.71124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4057627">
                <text:p>4.74057627</text:p>
              </table:table-cell>
              <table:table-cell office:value-type="float" office:value="0.32099605">
                <text:p>0.32099605</text:p>
              </table:table-cell>
              <table:table-cell office:value-type="float" office:value="1.49095881">
                <text:p>1.49095881</text:p>
              </table:table-cell>
              <table:table-cell office:value-type="float" office:value="1.43205547">
                <text:p>1.43205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5030985">
                <text:p>4.85030985</text:p>
              </table:table-cell>
              <table:table-cell office:value-type="float" office:value="0.27694961">
                <text:p>0.27694961</text:p>
              </table:table-cell>
              <table:table-cell office:value-type="float" office:value="1.65459001">
                <text:p>1.65459001</text:p>
              </table:table-cell>
              <table:table-cell office:value-type="float" office:value="1.19800305">
                <text:p>1.198003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74336576">
                <text:p>4.74336576</text:p>
              </table:table-cell>
              <table:table-cell office:value-type="float" office:value="0.27697104">
                <text:p>0.27697104</text:p>
              </table:table-cell>
              <table:table-cell office:value-type="float" office:value="1.90386081">
                <text:p>1.90386081</text:p>
              </table:table-cell>
              <table:table-cell office:value-type="float" office:value="1.01203656">
                <text:p>1.01203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4232979">
                <text:p>4.54232979</text:p>
              </table:table-cell>
              <table:table-cell office:value-type="float" office:value="0.31147614">
                <text:p>0.31147614</text:p>
              </table:table-cell>
              <table:table-cell office:value-type="float" office:value="1.30834627">
                <text:p>1.30834627</text:p>
              </table:table-cell>
              <table:table-cell office:value-type="float" office:value="1.5661068">
                <text:p>1.5661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61143351">
                <text:p>4.61143351</text:p>
              </table:table-cell>
              <table:table-cell office:value-type="float" office:value="0.292155">
                <text:p>0.292155</text:p>
              </table:table-cell>
              <table:table-cell office:value-type="float" office:value="1.19355917">
                <text:p>1.19355917</text:p>
              </table:table-cell>
              <table:table-cell office:value-type="float" office:value="2.25526023">
                <text:p>2.255260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1514473">
                <text:p>4.61514473</text:p>
              </table:table-cell>
              <table:table-cell office:value-type="float" office:value="0.28765646">
                <text:p>0.28765646</text:p>
              </table:table-cell>
              <table:table-cell office:value-type="float" office:value="1.81116867">
                <text:p>1.81116867</text:p>
              </table:table-cell>
              <table:table-cell office:value-type="float" office:value="1.3206234">
                <text:p>1.32062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2477016">
                <text:p>4.62477016</text:p>
              </table:table-cell>
              <table:table-cell office:value-type="float" office:value="0.29511765">
                <text:p>0.29511765</text:p>
              </table:table-cell>
              <table:table-cell office:value-type="float" office:value="1.13762808">
                <text:p>1.13762808</text:p>
              </table:table-cell>
              <table:table-cell office:value-type="float" office:value="2.35331631">
                <text:p>2.353316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7676315">
                <text:p>4.57676315</text:p>
              </table:table-cell>
              <table:table-cell office:value-type="float" office:value="0.2983934">
                <text:p>0.2983934</text:p>
              </table:table-cell>
              <table:table-cell office:value-type="float" office:value="1.38717985">
                <text:p>1.38717985</text:p>
              </table:table-cell>
              <table:table-cell office:value-type="float" office:value="1.40281951">
                <text:p>1.40281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2128305">
                <text:p>4.62128305</text:p>
              </table:table-cell>
              <table:table-cell office:value-type="float" office:value="0.29066524">
                <text:p>0.29066524</text:p>
              </table:table-cell>
              <table:table-cell office:value-type="float" office:value="1.25027311">
                <text:p>1.25027311</text:p>
              </table:table-cell>
              <table:table-cell office:value-type="float" office:value="2.2275939">
                <text:p>2.22759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1147833">
                <text:p>4.61147833</text:p>
              </table:table-cell>
              <table:table-cell office:value-type="float" office:value="0.30164123">
                <text:p>0.30164123</text:p>
              </table:table-cell>
              <table:table-cell office:value-type="float" office:value="1.88539672">
                <text:p>1.88539672</text:p>
              </table:table-cell>
              <table:table-cell office:value-type="float" office:value="1.003613">
                <text:p>1.003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2131786">
                <text:p>4.62131786</text:p>
              </table:table-cell>
              <table:table-cell office:value-type="float" office:value="0.29460117">
                <text:p>0.29460117</text:p>
              </table:table-cell>
              <table:table-cell office:value-type="float" office:value="1.43008471">
                <text:p>1.43008471</text:p>
              </table:table-cell>
              <table:table-cell office:value-type="float" office:value="1.20733964">
                <text:p>1.207339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9785509">
                <text:p>4.59785509</text:p>
              </table:table-cell>
              <table:table-cell office:value-type="float" office:value="0.30798465">
                <text:p>0.30798465</text:p>
              </table:table-cell>
              <table:table-cell office:value-type="float" office:value="1.51226866">
                <text:p>1.51226866</text:p>
              </table:table-cell>
              <table:table-cell office:value-type="float" office:value="1.44811201">
                <text:p>1.44811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